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1</text:p>
      <text:p text:style-name="P5">Date (derived from Gregorian calendar)<text:tab/>August 19, 1891</text:p>
      <text:p text:style-name="P5">Month<text:tab/><text:tab/><text:tab/><text:tab/><text:tab/><text:tab/>August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Sharon Springs</text:p>
      <text:p text:style-name="P5">State<text:tab/><text:tab/>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haron Springs, Aug 19[/ inserted by author]5651/</text:p>
      <text:p text:style-name="P2">Dear Dr!/</text:p>
      <text:p text:style-name="P2"><text:tab/>In response to your favor/ of the 15th inst, I would say that/ if the books you have ordered are/ expected to arrive before the first/ of September, it would be better/ to send them to my address but/ after that date we must certainly/ have a place for the Seminary./</text:p>
      <text:p text:style-name="P2">As for duty I know that dealers in/ books are obliged to pay but/ it is not improbable that learned/ institutions are exempt and therefore,/ when the books arrive, an effort/ must be made to secure their ad-/-mission free of duty./</text:p>
      <text:p text:style-name="P2">I expect to return to New York [Hebrew] by the/ beginning of next week which would/ give me ample time to secure/</text:p>
      <text:p text:style-name="P2"/>
      <text:p text:style-name="P2">[Page 2]</text:p>
      <text:p text:style-name="P2">fitting quarters for the Seminary/ in case I were authorized to do so./ <text:s/>The main trouble is the question <text:soft-page-break/>of/ authority which delays the matter./ <text:s/>Mr Blumenthal is travelling[sic!] and/ therefore cannot at present attend/ to it but without doubt he will be/ in the city sufficiently early to se-/cure us quarters by the first prox./ <text:s/>I remain with sincere regards/ Yours very truly/ Bernard Drach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2:26:55.10</meta:creation-date>
    <meta:document-statistic meta:table-count="0" meta:image-count="0" meta:object-count="0" meta:page-count="3" meta:paragraph-count="68" meta:word-count="358" meta:character-count="2356"/>
    <dc:date>2011-11-28T12:31:45.68</dc:date>
    <dc:creator>Penn Libraries</dc:creator>
    <meta:editing-duration>PT00H04M50S</meta:editing-duration>
    <meta:editing-cycles>1</meta:editing-cycles>
    <meta:generator>OpenOffice.org/3.2$Win32 OpenOffice.org_project/320m12$Build-9483</meta:generator>
  </office:meta>
</office:document-meta>
</file>